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Calibri" fo:color="#000000" style:letter-kerning="false" fo:font-size="12pt" style:font-size-asian="12pt" style:font-size-complex="12pt" style:language-asian="nl" style:country-asian="NL"/>
    </style:style>
    <style:style style:name="P8" style:parent-style-name="Normal" style:family="paragraph">
      <style:paragraph-properties fo:margin-top="0.0694in" fo:margin-bottom="0.0694in" fo:line-height="100%" fo:background-color="#FFFFFF"/>
      <style:text-properties style:font-name-asian="Times New Roman" style:font-name-complex="Calibri" fo:color="#000000" style:letter-kerning="false" fo:font-size="12pt" style:font-size-asian="12pt" style:font-size-complex="12pt" style:language-asian="nl" style:country-asian="NL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 fo:language="en" fo:country="GB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style:font-name="Lato" fo:color="#000000" fo:background-color="#FFFFFF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Wensen van de klant.</text:p>
      <text:p text:style-name="P2">Er moet een overzicht zijn van alle boeken.</text:p>
      <text:p text:style-name="P3">Voor de studenten moet er en voorraad van alle boeken zichtbaar zijn.</text:p>
      <text:p text:style-name="P4">De gebruiker moet naar de boeken en de auteurs kunnen zoeken.</text:p>
      <text:p text:style-name="P5">Een student moet een account kunnen aanmaken met zijn schoolmail.</text:p>
      <text:p text:style-name="P6">Er moeten boeken gereserveerd kunnen worden door studenten.</text:p>
      <text:p text:style-name="P7">Een docent moet de status van het boek (Beschikbaar/niet beschikbaar) kunnen aanpassen.</text:p>
      <text:p text:style-name="P8"/>
      <text:p text:style-name="P9">Technische Eisen.</text:p>
      <text:p text:style-name="P10">Het project moet geschreven worden in OOP – PHP.</text:p>
      <text:p text:style-name="P11">De front-end is HTML<text:s/>- CSS - JAVASCRIPT.</text:p>
      <text:p text:style-name="Normal"><text:span text:style-name="T12">De classnamen</text:span><text:span text:style-name="T13"><text:s/>en<text:s/></text:span><text:span text:style-name="T14">variabelen </text:span><text:span text:style-name="T15"><text:s/>moeten in<text:s/></text:span><text:span text:style-name="T16">de zelfde taal worden geschreven geen Engels en Nederlands door elkaar heen halen.</text:span></text:p>
      <text:p text:style-name="P17">Er wordt gebruikt gemaakt van logische bestandnamen.</text:p>
      <text:p text:style-name="P18">Er wordt gebruik gemaakt van een scrummethode.</text:p>
      <text:p text:style-name="P19"/>
      <text:p text:style-name="P20">Ontwerp eisen.</text:p>
      <text:p text:style-name="P21">Er moet een wireframe worden gemaakt voor alle pagina’s die de website heeft.</text:p>
      <text:p text:style-name="P22">Een ERD moet aanwezig zijn.</text:p>
      <text:p text:style-name="P23">Er staat een kloppende en relevante klassendiagram.</text:p>
      <text:p text:style-name="P24">En een DOD en een DOF moet er zijn.</text:p>
      <text:p text:style-name="P25"/>
      <text:p text:style-name="P26">Acceptatietest.</text:p>
      <text:p text:style-name="P27">Alle userstories zijn volledig uitgewerkt en werken volledig.</text:p>
      <text:p text:style-name="Normal"><text:span text:style-name="T28">Alle bugs uit de acceptatietest zijn volledig verbeterd <text:s/>en genoteer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y Bell</meta:initial-creator>
    <dc:creator>Jay Bell</dc:creator>
    <meta:creation-date>2024-03-18T07:36:00Z</meta:creation-date>
    <dc:date>2024-03-18T08:00:00Z</dc:date>
    <meta:template xlink:href="Normal" xlink:type="simple"/>
    <meta:editing-cycles>1</meta:editing-cycles>
    <meta:editing-duration>PT1440S</meta:editing-duration>
    <meta:document-statistic meta:page-count="1" meta:paragraph-count="2" meta:word-count="169" meta:character-count="1100" meta:row-count="7" meta:non-whitespace-character-count="933"/>
  </office:meta>
</office:document-meta>
</file>